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Quantum news paper articles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table:number-columns-repeated="5"/>
          <table:table-cell office:value-type="string" calcext:value-type="string">
            <text:p>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na’s Quantum Processor Outpaces Supercomputers</text:p>
          </table:table-cell>
          <table:table-cell table:number-columns-repeated="5"/>
          <table:table-cell office:value-type="string" calcext:value-type="string">
            <text:p><text:a xlink:href="https://www.rudebaguette.com/en/2025/08/unstoppable-power-surges-chinas-quantum-processor-outspeeds-supercomputers-by-1-quadrillion-and-triggers-us-intelligence-panic/" xlink:type="simple">https://www.rudebaguette.com/en/2025/08/unstoppable-power-surges-chinas-quantum-processor-outspeeds-supercomputers-by-1-quadrillion-and-triggers-us-intelligence-panic/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a’s Quantum Random Number Initiative Explained</text:p>
          </table:table-cell>
          <table:table-cell table:number-columns-repeated="5"/>
          <table:table-cell office:value-type="string" calcext:value-type="string">
            <text:p>https://indianexpress.com/article/explained/explained-sci-tech/quantum-random-number-india-significance-10297527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ntum Science Daily Release (Oct 2025)</text:p>
          </table:table-cell>
          <table:table-cell table:number-columns-repeated="5"/>
          <table:table-cell office:value-type="string" calcext:value-type="string">
            <text:p>https://www.sciencedaily.com/releases/2025/10/251011105515.ht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xford Physicists Achieve Quantum Teleportation Between Supercomputers</text:p>
          </table:table-cell>
          <table:table-cell table:number-columns-repeated="5"/>
          <table:table-cell office:value-type="string" calcext:value-type="string">
            <text:p>https://www.thebrighterside.news/post/oxford-physicists-achieve-teleportation-between-two-quantum-supercomputers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 Crystal Breakthrough in Quantum Computing (Europe)</text:p>
          </table:table-cell>
          <table:table-cell table:number-columns-repeated="5"/>
          <table:table-cell office:value-type="string" calcext:value-type="string">
            <text:p>https://interestingengineering.com/innovation/time-crystal-quantum-computing-eur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ure Article on Advanced Quantum Research (s41586-025-09583-x)</text:p>
          </table:table-cell>
          <table:table-cell table:number-columns-repeated="5"/>
          <table:table-cell office:value-type="string" calcext:value-type="string">
            <text:p>https://www.nature.com/articles/s41586-025-09583-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ld Quantum Computers Break Bitcoin?</text:p>
          </table:table-cell>
          <table:table-cell table:number-columns-repeated="5"/>
          <table:table-cell office:value-type="string" calcext:value-type="string">
            <text:p>https://www.tradingview.com/news/cointelegraph:135c47f4b094b:0-what-if-quantum-computers-already-broke-bitcoin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ntum Lie Detector Confirms “Spooky Action at a Distance”</text:p>
          </table:table-cell>
          <table:table-cell table:number-columns-repeated="5"/>
          <table:table-cell office:value-type="string" calcext:value-type="string">
            <text:p>https://www.livescience.com/technology/computing/quantum-computing-lie-detector-finally-proves-these-machines-tap-into-einsteins-spooky-action-at-a-distance-rather-than-just-faking-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ure Study on Quantum Physics (s41567-025-03048-8)</text:p>
          </table:table-cell>
          <table:table-cell table:number-columns-repeated="5"/>
          <table:table-cell office:value-type="string" calcext:value-type="string">
            <text:p>https://www.nature.com/articles/s41567-025-03048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ntum Supremacy Index – Top 5 Countries for Defence</text:p>
          </table:table-cell>
          <table:table-cell table:number-columns-repeated="5"/>
          <table:table-cell office:value-type="string" calcext:value-type="string">
            <text:p>https://www.wionews.com/photos/quantum-supremacy-index-top-5-countries-leading-in-quantum-computing-for-defence-1761246613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ogle “Willow” Demonstrates Verifiable Quantum Advantage</text:p>
          </table:table-cell>
          <table:table-cell table:number-columns-repeated="5"/>
          <table:table-cell office:value-type="string" calcext:value-type="string">
            <text:p>https://blog.google/technology/research/quantum-echoes-willow-verifiable-quantum-advantage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xford Simulates Quantum Light from Darkness</text:p>
          </table:table-cell>
          <table:table-cell table:number-columns-repeated="5"/>
          <table:table-cell office:value-type="string" calcext:value-type="string">
            <text:p>https://scitechdaily.com/oxford-physicists-simulate-quantum-light-from-darkness-for-the-first-time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dar Pichai Announces Google’s Quantum Milestone (“Willow” Chip)</text:p>
          </table:table-cell>
          <table:table-cell table:number-columns-repeated="5"/>
          <table:table-cell office:value-type="string" calcext:value-type="string">
            <text:p>https://www.cnbctv18.com/technology/sundar-pichai-announces-quantum-milestone-as-googles-willow-chip-beats-worlds-fastest-supercomputers-19723616.ht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tical Terabit-Capacity Quantum Cryptography Breakthrough</text:p>
          </table:table-cell>
          <table:table-cell table:number-columns-repeated="5"/>
          <table:table-cell office:value-type="string" calcext:value-type="string">
            <text:p>https://phys.org/news/2025-10-optical-terabit-capacity-quantum-cryptography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BM Paper on Quantum Algorithm Using AMD Chips</text:p>
          </table:table-cell>
          <table:table-cell table:number-columns-repeated="5"/>
          <table:table-cell office:value-type="string" calcext:value-type="string">
            <text:p>https://thequantuminsider.com/2025/10/24/forthcoming-ibm-paper-expected-to-show-quantum-algorithm-running-on-inexpensive-amd-chips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ntum Computing in Machine Learning — Why It Matters</text:p>
          </table:table-cell>
          <table:table-cell table:number-columns-repeated="5"/>
          <table:table-cell office:value-type="string" calcext:value-type="string">
            <text:p>https://towardsdatascience.com/why-should-we-bother-with-quantum-computing-in-ml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na’s Latest Quantum Technology Developments (Global Times)</text:p>
          </table:table-cell>
          <table:table-cell table:number-columns-repeated="5"/>
          <table:table-cell office:value-type="string" calcext:value-type="string">
            <text:p>https://www.globaltimes.cn/page/202510/1346518.s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ouTube: Quantum Technology Discussion</text:p>
          </table:table-cell>
          <table:table-cell table:number-columns-repeated="5"/>
          <table:table-cell office:value-type="string" calcext:value-type="string">
            <text:p>https://www.youtube.com/watch?v=LM3rwbVPyN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ogle Shared File: Quantum Technology Coming to Real World</text:p>
          </table:table-cell>
          <table:table-cell table:number-columns-repeated="5"/>
          <table:table-cell office:value-type="string" calcext:value-type="string">
            <text:p>https://share.google/fovHUvjdTQFEsO9e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Sc Develops 6-Qubit Photonic System — India’s Quantum Milestone</text:p>
          </table:table-cell>
          <table:table-cell table:number-columns-repeated="5"/>
          <table:table-cell office:value-type="string" calcext:value-type="string">
            <text:p>https://theprint.in/science/one-qubit-at-a-time-iisc-hits-milestone-in-indias-quantum-quest-develops-6-qubit-photonic-system/2774333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ouTube: Quantum Computing Explainer (Nov 2025)</text:p>
          </table:table-cell>
          <table:table-cell table:number-columns-repeated="5"/>
          <table:table-cell office:value-type="string" calcext:value-type="string">
            <text:p>https://youtu.be/zwdpKZhOm9M?si=3mvdZHilkLVv7rI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w Quantum Computer May Unlock Superconductivity</text:p>
          </table:table-cell>
          <table:table-cell table:number-columns-repeated="5"/>
          <table:table-cell office:value-type="string" calcext:value-type="string">
            <text:p>https://www.newscientist.com/article/2502688-new-quantum-computer-is-on-the-path-to-unravelling-superconductivity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ure Article on Quantum Optics (s41566-025-01792-0)</text:p>
          </table:table-cell>
          <table:table-cell table:number-columns-repeated="5"/>
          <table:table-cell office:value-type="string" calcext:value-type="string">
            <text:p>https://www.nature.com/articles/s41566-025-01792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T Startup Makes Quantum Coding Accessible</text:p>
          </table:table-cell>
          <table:table-cell table:number-columns-repeated="5"/>
          <table:table-cell office:value-type="string" calcext:value-type="string">
            <text:p>https://news.mit.edu/2025/startup-provides-nontechnical-gateway-coding-quantum-computers-1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mond Substitute Material Could Revolutionize Quantum Computing</text:p>
          </table:table-cell>
          <table:table-cell table:number-columns-repeated="5"/>
          <table:table-cell office:value-type="string" calcext:value-type="string">
            <text:p>https://scitechdaily.com/we-made-the-worlds-best-material-how-a-diamond-substitute-could-revolutionize-quantum-computing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T-Supported Startup Demonstrates 500 km Quantum-Safe Network</text:p>
          </table:table-cell>
          <table:table-cell table:number-columns-repeated="5"/>
          <table:table-cell office:value-type="string" calcext:value-type="string">
            <text:p>https://idrw.org/startup-supported-by-dst-under-nqm-demonstrates-500-km-quantum-safe-network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BC: Latest Quantum Computing Report (Nov 2025)</text:p>
          </table:table-cell>
          <table:table-cell table:number-columns-repeated="5"/>
          <table:table-cell office:value-type="string" calcext:value-type="string">
            <text:p>https://www.bbc.com/news/articles/c04gvx7egw5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03:51:16.521865064</meta:creation-date>
    <dc:date>2025-11-12T03:59:57.149307925</dc:date>
    <meta:editing-duration>PT8M42S</meta:editing-duration>
    <meta:editing-cycles>1</meta:editing-cycles>
    <meta:document-statistic meta:table-count="1" meta:cell-count="57" meta:object-count="0"/>
    <meta:generator>LibreOffice/24.2.7.2$Linux_X86_64 LibreOffice_project/420$Build-2</meta:generator>
  </office:meta>
</office:document-meta>
</file>